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6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44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ddress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Point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 First Avenue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<text:a xlink:href="mailto:aa@foobarZZ.com" xlink:type="simple">aa@foobarZZ.com</text:a>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2 Belview Street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table:style-name="Default" office:value-type="string" calcext:value-type="string">
            <text:p><text:a xlink:href="mailto:bb@foobarZZ.com" xlink:type="simple">bb@foobarZZ.com</text:a>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uthbert</text:p>
          </table:table-cell>
          <table:table-cell office:value-type="string" calcext:value-type="string">
            <text:p>23 Circe Circle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Connecticut</text:p>
          </table:table-cell>
          <table:table-cell table:style-name="Default" office:value-type="string" calcext:value-type="string">
            <text:p><text:a xlink:href="mailto:cc@foobarZZ.com" xlink:type="simple">cc@foobarZZ.com</text:a>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4 Denmark Driv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<text:a xlink:href="mailto:dd@foobarZZ.com" xlink:type="simple">dd@foobarZZ.com</text:a>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5 Earth Road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<text:a xlink:href="mailto:ee@foobarZZ.com" xlink:type="simple">ee@foobarZZ.com</text:a>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6 Fallow Fields</text:p>
          </table:table-cell>
          <table:table-cell office:value-type="string" calcext:value-type="string">
            <text:p>Fenchurch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<text:a xlink:href="mailto:ff@foobarZZ.com" xlink:type="simple">ff@foobarZZ.com</text:a></text:p>
          </table:table-cell>
          <table:table-cell office:value-type="float" office:value="89" calcext:value-type="float">
            <text:p>8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1:27:06.5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9:20:50.780000000</meta:creation-date>
    <dc:date>2016-07-08T11:27:21.117000000</dc:date>
    <meta:editing-duration>PT25M21S</meta:editing-duration>
    <meta:editing-cycles>8</meta:editing-cycles>
    <meta:generator>LibreOffice/5.1.0.3$Windows_x86 LibreOffice_project/5e3e00a007d9b3b6efb6797a8b8e57b51ab1f737</meta:generator>
    <meta:document-statistic meta:table-count="1" meta:cell-count="56" meta:object-count="0"/>
  </office:meta>
</office:document-meta>
</file>